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-CONFIG (Germany)</text:p>
      <text:p text:style-name="P1"/>
      <text:p text:style-name="P2">database, data-management, user-management, sql, security-levels, homepage, main-menu, privileges, permis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32:51</dc:date>
    <meta:generator>LibreOffice/3.3$Unix LibreOffice_project/330m19$Build-202</meta:generator>
    <meta:document-statistic meta:table-count="0" meta:image-count="0" meta:object-count="0" meta:page-count="1" meta:paragraph-count="2" meta:word-count="11" meta:character-count="129"/>
    <meta:editing-duration>PT5M18S</meta:editing-duration>
    <meta:editing-cycles>1</meta:editing-cycles>
  </office:meta>
</office:document-meta>
</file>